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8e71" officeooo:paragraph-rsid="00208e71"/>
    </style:style>
    <style:style style:name="P2" style:family="paragraph" style:parent-style-name="Footnote">
      <style:text-properties style:font-name="Liberation Serif" fo:font-size="12pt" fo:font-weight="bold" officeooo:rsid="001da9f3" officeooo:paragraph-rsid="002dd3d6" style:font-size-asian="12pt" style:font-weight-asian="bold" style:font-size-complex="12pt" style:font-weight-complex="bold"/>
    </style:style>
    <style:style style:name="P3" style:family="paragraph" style:parent-style-name="Footnote">
      <style:text-properties fo:font-size="12pt" fo:font-weight="bold" officeooo:rsid="001da9f3" officeooo:paragraph-rsid="002dd3d6" style:font-size-asian="12pt" style:font-weight-asian="bold" style:font-size-complex="12pt" style:font-weight-complex="bold"/>
    </style:style>
    <style:style style:name="P4" style:family="paragraph" style:parent-style-name="Footnote">
      <style:text-properties fo:font-size="12pt" fo:font-weight="normal" officeooo:rsid="001da9f3" officeooo:paragraph-rsid="002dd3d6" style:font-size-asian="12pt" style:font-weight-asian="normal" style:font-size-complex="12pt" style:font-weight-complex="normal"/>
    </style:style>
    <style:style style:name="P5" style:family="paragraph" style:parent-style-name="Preformatted_20_Text">
      <style:text-properties style:font-name="Liberation Serif" fo:font-size="12pt" officeooo:rsid="001da9f3" officeooo:paragraph-rsid="001da9f3" style:font-size-asian="12pt" style:font-size-complex="12pt"/>
    </style:style>
    <style:style style:name="P6" style:family="paragraph" style:parent-style-name="Preformatted_20_Text">
      <style:paragraph-properties fo:text-align="center" style:justify-single-word="false"/>
      <style:text-properties style:font-name="Liberation Serif" fo:font-size="12pt" officeooo:rsid="001da9f3" officeooo:paragraph-rsid="001da9f3" style:font-size-asian="12pt" style:font-size-complex="12pt"/>
    </style:style>
    <style:style style:name="P7" style:family="paragraph" style:parent-style-name="Preformatted_20_Text">
      <style:text-properties style:font-name="Liberation Serif" fo:font-size="12pt" officeooo:rsid="001da9f3" officeooo:paragraph-rsid="002823f0" style:font-size-asian="12pt" style:font-size-complex="12pt"/>
    </style:style>
    <style:style style:name="P8" style:family="paragraph" style:parent-style-name="Preformatted_20_Text">
      <style:text-properties style:font-name="Liberation Serif" fo:font-size="12pt" officeooo:rsid="001da9f3" officeooo:paragraph-rsid="00312383" style:font-size-asian="12pt" style:font-size-complex="12pt"/>
    </style:style>
    <style:style style:name="P9" style:family="paragraph" style:parent-style-name="Preformatted_20_Text">
      <style:text-properties style:font-name="Liberation Serif" fo:font-size="12pt" officeooo:rsid="002823f0" officeooo:paragraph-rsid="002823f0" style:font-size-asian="12pt" style:font-size-complex="12pt"/>
    </style:style>
    <style:style style:name="P10" style:family="paragraph" style:parent-style-name="Preformatted_20_Text">
      <style:text-properties style:font-name="Liberation Serif" fo:font-size="12pt" officeooo:rsid="002823f0" officeooo:paragraph-rsid="002a9d59" style:font-size-asian="12pt" style:font-size-complex="12pt"/>
    </style:style>
    <style:style style:name="P11" style:family="paragraph" style:parent-style-name="Preformatted_20_Text">
      <style:text-properties style:font-name="Liberation Serif" fo:font-size="12pt" officeooo:rsid="00324f37" officeooo:paragraph-rsid="00324f37" style:font-size-asian="12pt" style:font-size-complex="12pt"/>
    </style:style>
    <style:style style:name="P12" style:family="paragraph" style:parent-style-name="Preformatted_20_Text">
      <style:text-properties style:font-name="Liberation Serif" fo:font-size="12pt" fo:font-weight="bold" officeooo:rsid="001da9f3" officeooo:paragraph-rsid="001da9f3" style:font-size-asian="12pt" style:font-weight-asian="bold" style:font-size-complex="12pt" style:font-weight-complex="bold"/>
    </style:style>
    <style:style style:name="P13" style:family="paragraph" style:parent-style-name="Preformatted_20_Text">
      <style:text-properties style:font-name="Liberation Serif" fo:font-size="12pt" fo:font-weight="bold" officeooo:rsid="001da9f3" officeooo:paragraph-rsid="00312383" style:font-size-asian="12pt" style:font-weight-asian="bold" style:font-size-complex="12pt" style:font-weight-complex="bold"/>
    </style:style>
    <style:style style:name="P14" style:family="paragraph" style:parent-style-name="Preformatted_20_Text">
      <style:text-properties style:font-name="Liberation Serif" fo:font-size="12pt" fo:font-weight="bold" officeooo:rsid="002fa2f4" officeooo:paragraph-rsid="002fa2f4" style:font-size-asian="12pt" style:font-weight-asian="bold" style:font-size-complex="12pt" style:font-weight-complex="bold"/>
    </style:style>
    <style:style style:name="P15" style:family="paragraph" style:parent-style-name="Preformatted_20_Text">
      <style:text-properties style:font-name="Liberation Serif" fo:font-size="12pt" fo:font-weight="bold" officeooo:rsid="0020fbb1" officeooo:paragraph-rsid="0020fbb1" style:font-size-asian="10.5pt" style:font-weight-asian="bold" style:font-size-complex="12pt" style:font-weight-complex="bold"/>
    </style:style>
    <style:style style:name="P16" style:family="paragraph" style:parent-style-name="Preformatted_20_Text">
      <style:text-properties style:font-name="Liberation Serif" fo:font-size="12pt" fo:font-weight="bold" officeooo:rsid="0020fbb1" officeooo:paragraph-rsid="002144da" style:font-size-asian="10.5pt" style:font-weight-asian="bold" style:font-size-complex="12pt" style:font-weight-complex="bold"/>
    </style:style>
    <style:style style:name="P17" style:family="paragraph" style:parent-style-name="Preformatted_20_Text">
      <style:text-properties style:font-name="Liberation Serif" fo:font-size="12pt" fo:font-weight="normal" officeooo:rsid="0020fbb1" officeooo:paragraph-rsid="0020fbb1" style:font-size-asian="10.5pt" style:font-weight-asian="normal" style:font-size-complex="12pt" style:font-weight-complex="normal"/>
    </style:style>
    <style:style style:name="P18" style:family="paragraph" style:parent-style-name="Preformatted_20_Text">
      <style:text-properties style:font-name="Liberation Serif" fo:font-size="12pt" fo:font-weight="normal" officeooo:rsid="002144da" officeooo:paragraph-rsid="002144da" style:font-size-asian="10.5pt" style:font-weight-asian="normal" style:font-size-complex="12pt" style:font-weight-complex="normal"/>
    </style:style>
    <style:style style:name="P19" style:family="paragraph" style:parent-style-name="Preformatted_20_Text">
      <style:text-properties style:font-name="Liberation Serif" fo:font-size="12pt" fo:font-weight="normal" officeooo:rsid="0021c347" officeooo:paragraph-rsid="0021c347" style:font-size-asian="10.5pt" style:font-weight-asian="normal" style:font-size-complex="12pt" style:font-weight-complex="normal"/>
    </style:style>
    <style:style style:name="P20" style:family="paragraph" style:parent-style-name="Preformatted_20_Text">
      <style:text-properties style:font-name="Liberation Serif" fo:font-size="12pt" fo:font-weight="normal" officeooo:rsid="0021c959" officeooo:paragraph-rsid="0021c959" style:font-size-asian="10.5pt" style:font-weight-asian="normal" style:font-size-complex="12pt" style:font-weight-complex="normal"/>
    </style:style>
    <style:style style:name="P21" style:family="paragraph" style:parent-style-name="Preformatted_20_Text">
      <style:text-properties style:font-name="Liberation Serif" fo:font-size="12pt" fo:font-weight="normal" officeooo:rsid="0021c959" officeooo:paragraph-rsid="0020fbb1" style:font-size-asian="10.5pt" style:font-weight-asian="normal" style:font-size-complex="12pt" style:font-weight-complex="normal"/>
    </style:style>
    <style:style style:name="P22" style:family="paragraph" style:parent-style-name="Preformatted_20_Text">
      <style:text-properties style:font-name="Liberation Serif" fo:font-size="12pt" fo:font-weight="normal" officeooo:rsid="00324f37" officeooo:paragraph-rsid="00324f37" style:font-size-asian="10.5pt" style:font-weight-asian="normal" style:font-size-complex="12pt" style:font-weight-complex="normal"/>
    </style:style>
    <style:style style:name="P23" style:family="paragraph" style:parent-style-name="Preformatted_20_Text">
      <style:text-properties style:font-name="Liberation Serif" fo:font-size="12pt" fo:font-weight="normal" officeooo:rsid="002fa2f4" officeooo:paragraph-rsid="002fa2f4" style:font-size-asian="12pt" style:font-weight-asian="normal" style:font-size-complex="12pt" style:font-weight-complex="normal"/>
    </style:style>
    <style:style style:name="P24" style:family="paragraph" style:parent-style-name="Preformatted_20_Text">
      <style:text-properties style:font-name="Liberation Serif" fo:font-size="12pt" fo:font-weight="normal" officeooo:rsid="001da9f3" officeooo:paragraph-rsid="00312383" style:font-size-asian="12pt" style:font-weight-asian="normal" style:font-size-complex="12pt" style:font-weight-complex="normal"/>
    </style:style>
    <style:style style:name="P25" style:family="paragraph" style:parent-style-name="Preformatted_20_Text">
      <style:text-properties style:font-name="Liberation Serif" fo:font-size="12pt" fo:font-weight="normal" officeooo:rsid="001da9f3" officeooo:paragraph-rsid="00324f37" style:font-size-asian="12pt" style:font-weight-asian="normal" style:font-size-complex="12pt" style:font-weight-complex="normal"/>
    </style:style>
    <style:style style:name="P26" style:family="paragraph" style:parent-style-name="Preformatted_20_Text">
      <style:text-properties style:font-name="Liberation Serif" fo:font-size="12pt" fo:font-weight="normal" officeooo:rsid="00324f37" officeooo:paragraph-rsid="00324f37" style:font-size-asian="12pt" style:font-weight-asian="normal" style:font-size-complex="12pt" style:font-weight-complex="normal"/>
    </style:style>
    <style:style style:name="P27" style:family="paragraph" style:parent-style-name="Preformatted_20_Text">
      <style:text-properties style:font-name="Liberation Serif" fo:font-size="12pt" officeooo:rsid="0020fbb1" officeooo:paragraph-rsid="0020fbb1" style:font-size-asian="10.5pt" style:font-size-complex="12pt"/>
    </style:style>
    <style:style style:name="P28" style:family="paragraph" style:parent-style-name="Preformatted_20_Text">
      <style:text-properties officeooo:rsid="00267b63" officeooo:paragraph-rsid="0020fbb1"/>
    </style:style>
    <style:style style:name="P29" style:family="paragraph" style:parent-style-name="Preformatted_20_Text">
      <style:paragraph-properties fo:text-align="center" style:justify-single-word="false"/>
      <style:text-properties fo:font-variant="normal" fo:text-transform="none" fo:color="#222222" style:font-name="arial" fo:font-size="9pt" fo:letter-spacing="normal" fo:font-style="normal" fo:font-weight="normal" officeooo:paragraph-rsid="001da9f3"/>
    </style:style>
    <style:style style:name="P30" style:family="paragraph" style:parent-style-name="Standard">
      <style:text-properties officeooo:rsid="00324f37" officeooo:paragraph-rsid="00324f37"/>
    </style:style>
    <style:style style:name="P31" style:family="paragraph" style:parent-style-name="Footnote">
      <style:paragraph-properties fo:margin-left="0cm" fo:margin-right="0cm" fo:text-indent="0cm" style:auto-text-indent="false"/>
      <style:text-properties fo:font-weight="bold" officeooo:rsid="00208e71" officeooo:paragraph-rsid="00208e71" style:font-weight-asian="bold" style:font-weight-complex="bold"/>
    </style:style>
    <style:style style:name="P32" style:family="paragraph" style:parent-style-name="Footnote" style:master-page-name="">
      <style:paragraph-properties fo:margin-left="0cm" fo:margin-right="0cm" fo:text-indent="0cm" style:auto-text-indent="false" style:page-number="auto" text:number-lines="false" text:line-number="0"/>
      <style:text-properties fo:font-size="12pt" officeooo:rsid="002fa2f4" officeooo:paragraph-rsid="002fa2f4" style:font-size-asian="12pt" style:font-size-complex="12pt"/>
    </style:style>
    <style:style style:name="P33" style:family="paragraph" style:parent-style-name="Footnote">
      <style:paragraph-properties fo:margin-left="0cm" fo:margin-right="0cm" fo:text-indent="0cm" style:auto-text-indent="false" text:number-lines="false" text:line-number="0"/>
      <style:text-properties fo:font-size="12pt" officeooo:rsid="002fa2f4" officeooo:paragraph-rsid="002fa2f4"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44da" style:font-weight-asian="normal" style:font-weight-complex="normal"/>
    </style:style>
    <style:style style:name="T4" style:family="text">
      <style:text-properties fo:font-weight="normal" officeooo:rsid="0021c959" style:font-weight-asian="normal" style:font-weight-complex="normal"/>
    </style:style>
    <style:style style:name="T5" style:family="text">
      <style:text-properties officeooo:rsid="00208e71"/>
    </style:style>
    <style:style style:name="T6" style:family="text">
      <style:text-properties officeooo:rsid="002248fb"/>
    </style:style>
    <style:style style:name="T7" style:family="text">
      <style:text-properties officeooo:rsid="00283c5b"/>
    </style:style>
    <style:style style:name="T8" style:family="text">
      <style:text-properties officeooo:rsid="0029e2cd"/>
    </style:style>
    <style:style style:name="T9" style:family="text">
      <style:text-properties officeooo:rsid="002a9d59"/>
    </style:style>
    <style:style style:name="T10" style:family="text">
      <style:text-properties officeooo:rsid="002c048f"/>
    </style:style>
    <style:style style:name="T11" style:family="text">
      <style:text-properties officeooo:rsid="002dd3d6"/>
    </style:style>
    <style:style style:name="T12" style:family="text">
      <style:text-properties officeooo:rsid="002f01ba"/>
    </style:style>
    <style:style style:name="T13" style:family="text">
      <style:text-properties officeooo:rsid="002fa2f4"/>
    </style:style>
    <style:style style:name="T14" style:family="text">
      <style:text-properties officeooo:rsid="003175a6"/>
    </style:style>
    <style:style style:name="T15" style:family="text">
      <style:text-properties officeooo:rsid="00324f37"/>
    </style:style>
    <style:style style:name="T16" style:family="text">
      <style:text-properties officeooo:rsid="003560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pitolo 3 <text:s/></text:p>
      <text:p text:style-name="P6">Codice Sequenziale</text:p>
      <text:p text:style-name="P29"/>
      <text:p text:style-name="P5">3.1 Introduzione</text:p>
      <text:p text:style-name="P5">In questo capitolo verrà presentato il codice sequenziale di partenza. Verranno descritti il funzionamento <text:span text:style-name="T16">generale</text:span> e i moduli che lo compongono <text:span text:style-name="T16">nel dettaglio</text:span>. </text:p>
      <text:p text:style-name="P5"/>
      <text:p text:style-name="P5">3.2 Funzionamento Generale e Diagrammi di Flusso</text:p>
      <text:p text:style-name="P9">Il codice è composto di 4 moduli principali:</text:p>
      <text:p text:style-name="P9">Main , Enum, Sort ed MD5.</text:p>
      <text:p text:style-name="P10">Il Main contiene, appunto, la funzione main, la quale prende in input un file contenente le password da decifrare tra loro diverse e un alfabeto, <text:span text:style-name="T8">che</text:span> rappresenta tutti i possibili caratteri che potrebbero essere stati usati per comporre le pa<text:span text:style-name="T7">role di accesso</text:span> non codificate. <text:span text:style-name="T16">Le parole di accesso</text:span> vengono estratte ed inserite in un array. Dopo aver chiuso il file inizia l'operazione di analisi. In un ciclo il main chiama la funzione analyzeLength scritta nel modulo Enum. Questa prende in input le password, l'alfabeto e il numero della possibile lunghezza della password <text:span text:style-name="T8">non codificata</text:span>. Calcola il numero di iterazioni, cioè <text:span text:style-name="T7">la quantità delle</text:span> possibili <text:span text:style-name="T7">permutazioni</text:span> <text:span text:style-name="T7">data la lunghezza possibile. In base a ciò viene chiamato il metodo encode che si occupa di generare le varie commutazioni. Queste vengono inserite in un array e viene dato come input alla funzione MD5, che si trova nel modulo MD5. Essa applica l'algoritmo di hashing e codifica la permutazione generata. Dopo di che il metodo analyzeLength trasforma il digest ottenuto in stringa e la passa al metodo findAndRemove. Esso è riportato nel modulo Sort e ha il compito di controllare che la stringa di hash ottenuta sia uguale ad una di quelle contenute nell'array delle password da decifrare. Nel caso siano diverse nulla cambia, altrimenti findAndRemove applica una rimozione lazy, cioè sposta l'hash trovato nella parte finale dell'array e riordina le parole di accesso precedenti. Dopo che analyzeLength abbia generato ed analizzato tutte le possibili permutazioni, essa ritorna al main restituendo il numero di password mancanti. Se questa cifra fosse diversa da zero e ancora il main non avesse sottoposto tutte le lunghezze ammissibili delle parole d'accesso, allora verrebbe richiamata di nuovo la funzione di analisi, sottoponendo una diversa misura di password non codificata. Invece, se analyzeLength avesse considerato tutte le dimensioni e il numero di password fosse diverso da zero, il main stamperebbe che il programma avrebbe fallito.<text:line-break/>Altrimenti nella situazione in cui il ritorno dell'analisi fosse zero, il processo terminerebbe con la stampa di successo. </text:span></text:p>
      <text:p text:style-name="P7"/>
      <text:p text:style-name="P5">3.3 Main</text:p>
      <text:p text:style-name="P5">In neretto viene riportato il codice:</text:p>
      <text:p text:style-name="P5"/>
      <text:p text:style-name="P12">int main(int argc, char* argv[]) {</text:p>
      <text:p text:style-name="P5"><text:s text:c="2"/></text:p>
      <text:p text:style-name="P5">come prima istruzione viene inizializzato un alfabeto di riferimento </text:p>
      <text:p text:style-name="P5"><text:s text:c="2"/><text:span text:style-name="T1">uint8_t*alphabet=(uint8_t*)"0123456789abcdefghijklmnopqrstuvwxyz";</text:span></text:p>
      <text:p text:style-name="P12"><text:s/></text:p>
      <text:p text:style-name="P12"><text:s text:c="2"/>if (argc != 2) {</text:p>
      <text:p text:style-name="P12"><text:s text:c="4"/>printf("Syntax: %s &lt;input_file&gt;\n", argv[0]);</text:p>
      <text:p text:style-name="P12"><text:s text:c="4"/>exit(EXIT_FAILURE);</text:p>
      <text:p text:style-name="P12"><text:s text:c="2"/>}</text:p>
      <text:p text:style-name="P5"><text:s text:c="2"/><text:span text:style-name="T1"><text:s/>char buf[FILE_BUF_LENGTH+1];</text:span></text:p>
      <text:p text:style-name="P12"><text:s text:c="2"/>size_t numLines=0;</text:p>
      <text:p text:style-name="P5"><text:s/><text:span text:style-name="T1"><text:s/>FILE* input_file = fopen(argv[1], "r");</text:span></text:p>
      <text:p text:style-name="P12"><text:s text:c="2"/>if (input_file == NULL) {</text:p>
      <text:p text:style-name="P12"><text:s text:c="4"/>printf("Cannot open file %s!\n", argv[1]);</text:p>
      <text:p text:style-name="P12"><text:s text:c="4"/>exit(EXIT_FAILURE);</text:p>
      <text:p text:style-name="P12"><text:s text:c="2"/>}</text:p>
      <text:p text:style-name="P5"><text:soft-page-break/><text:span text:style-name="T15">vengono contate le</text:span> password da analizzare</text:p>
      <text:p text:style-name="P5"><text:s text:c="2"/><text:span text:style-name="T1">while (fgets(buf, FILE_BUF_LENGTH, input_file) != NULL)</text:span></text:p>
      <text:p text:style-name="P12"><text:s text:c="4"/>numLines++;</text:p>
      <text:p text:style-name="P12"><text:s text:c="2"/>rewind(input_file);</text:p>
      <text:p text:style-name="P5"><text:s text:c="2"/></text:p>
      <text:p text:style-name="P5">le password vengono aggiunte in un array</text:p>
      <text:p text:style-name="P5"><text:s/><text:span text:style-name="T1"><text:s/>char **hashes = malloc(numLines*sizeof(char*)); <text:s/></text:span></text:p>
      <text:p text:style-name="P12"><text:s text:c="2"/>size_t i=0; <text:s text:c="3"/></text:p>
      <text:p text:style-name="P12"><text:s text:c="2"/>while (fgets(buf, FILE_BUF_LENGTH, input_file) != NULL) {</text:p>
      <text:p text:style-name="P12"><text:s text:c="4"/>hashes[i] = malloc(33*sizeof(char));</text:p>
      <text:p text:style-name="P12"><text:s text:c="4"/>hashes[i][32] = '\0'; <text:s text:c="2"/></text:p>
      <text:p text:style-name="P12"><text:s text:c="4"/>memcpy(hashes[i++], buf, 32); <text:s text:c="3"/></text:p>
      <text:p text:style-name="P12"><text:s text:c="2"/>}</text:p>
      <text:p text:style-name="P12"><text:s text:c="2"/>fclose(input_file); <text:s/></text:p>
      <text:p text:style-name="P12"><text:s text:c="2"/>sortArrayOfString(hashes, numLines);</text:p>
      <text:p text:style-name="P5"><text:s text:c="10"/></text:p>
      <text:p text:style-name="P5">il main chiama il metodo <text:span text:style-name="T15">di analisi <text:line-break/>(</text:span>MAX_PWD_LENGTH = 10) </text:p>
      <text:p text:style-name="P5"><text:s text:c="2"/><text:span text:style-name="T1">size_t ret=numLines;</text:span></text:p>
      <text:p text:style-name="P12"><text:s text:c="2"/>for (i=1; i&lt;=MAX_PWD_LENGTH &amp;&amp; ret&gt;0; ++i)</text:p>
      <text:p text:style-name="P12"><text:s text:c="4"/>ret = analyzeLength(alphabet, hashes, ret, i, md5);</text:p>
      <text:p text:style-name="P5"/>
      <text:p text:style-name="P12"><text:s/>if (ret&gt;0)</text:p>
      <text:p text:style-name="P26">messaggio di fallimento</text:p>
      <text:p text:style-name="P12"><text:s text:c="4"/>printf("Uncracked passwords: %d\n", (int)ret);</text:p>
      <text:p text:style-name="P12"><text:s text:c="2"/>else</text:p>
      <text:p text:style-name="P26">messaggio di successo</text:p>
      <text:p text:style-name="P12"><text:s text:c="4"/>printf("All passwords have been cracked!\n"); <text:s text:c="2"/></text:p>
      <text:p text:style-name="P12"><text:s text:c="2"/></text:p>
      <text:p text:style-name="P5"><text:s/>la memoria viene liberata</text:p>
      <text:p text:style-name="P5"><text:s text:c="2"/><text:span text:style-name="T1">for(i=0; i&lt;numLines; ++i)</text:span></text:p>
      <text:p text:style-name="P12"><text:s text:c="4"/>free(hashes[i]);</text:p>
      <text:p text:style-name="P12"><text:s text:c="2"/>free(hashes);</text:p>
      <text:p text:style-name="P12"><text:s text:c="2"/>return 0;</text:p>
      <text:p text:style-name="P12">}</text:p>
      <text:p text:style-name="P5">3.4 Enum</text:p>
      <text:p text:style-name="P5">Il metodo principale è analizeLength e il suo compito è analizzare tutte le combinazioni di una data lunghezza</text:p>
      <text:p text:style-name="P5">In input vengono passati: ALPHABET →l'alfabeto di riferimento, HASHES[] → l'array di password, NUMHASHES → il numero di password da esaminare, STRINGLENGTH → la lunghezza possibile delle password, FUNZIONE CALLBACK → MD5</text:p>
      <text:p text:style-name="P24">In neretto viene riportato il codice:</text:p>
      <text:p text:style-name="P13"/>
      <text:p text:style-name="P12">size_t analyzeLength(uint8_t* alphabet, char* hashes[], size_t numHashes, size_t stringLength, void (*callback)(uint8_t* msg, size_t len, uint8_t* digest)) { <text:s/></text:p>
      <text:p text:style-name="P5"/>
      <text:p text:style-name="P5"><text:s/><text:span text:style-name="T1"><text:s/>long charsetLength = strlen((const char*)alphabet); <text:s/></text:span></text:p>
      <text:p text:style-name="P12"/>
      <text:p text:style-name="P11">buffer conterrà le varie possibili permutazioni</text:p>
      <text:p text:style-name="P5"><text:s/><text:span text:style-name="T1"><text:s/>uint8_t* buffer = malloc(stringLength*sizeof(uint8_t)+1); <text:s/></text:span></text:p>
      <text:p text:style-name="P11">hash conterrà la permutazione codificata con MD5</text:p>
      <text:p text:style-name="P5"><text:s text:c="2"/><text:span text:style-name="T1">uint8_t hash[16];</text:span></text:p>
      <text:p text:style-name="P12"><text:soft-page-break/><text:s text:c="2"/>char str_hash[33]; </text:p>
      <text:p text:style-name="P12"><text:s text:c="2"/>str_hash[32]='\0';</text:p>
      <text:p text:style-name="P12"><text:s text:c="2"/>uint64_t iterations = 1;</text:p>
      <text:p text:style-name="P12"><text:s text:c="2"/>long i=0;</text:p>
      <text:p text:style-name="P12"/>
      <text:p text:style-name="P25"><text:span text:style-name="T15">calcolo </text:span>possibili combinazioni, <text:span text:style-name="T15">ed inizializzazione del</text:span> buffer</text:p>
      <text:p text:style-name="P12"><text:s text:c="2"/>for (; i&lt;stringLength; ++i) {</text:p>
      <text:p text:style-name="P12"><text:s text:c="4"/>buffer[i] = 0;</text:p>
      <text:p text:style-name="P12"><text:s text:c="4"/>iterations *= charsetLength;</text:p>
      <text:p text:style-name="P12"><text:s text:c="2"/>}</text:p>
      <text:p text:style-name="P12"><text:s text:c="2"/>buffer[stringLength]='\0';</text:p>
      <text:p text:style-name="P12"><text:s text:c="2"/></text:p>
      <text:p text:style-name="P12"><text:s text:c="2"/>uint64_t count = 0;</text:p>
      <text:p text:style-name="P12"><text:s text:c="2"/>size_t numHashesLeft = numHashes;</text:p>
      <text:p text:style-name="P12"><text:s text:c="2"/></text:p>
      <text:p text:style-name="P5">vengono esaminate tutte le possibili permutazioni</text:p>
      <text:p text:style-name="P12"><text:s text:c="2"/>for (count=0; count&lt;iterations &amp;&amp; numHashesLeft &gt; 0 ; ++count) {</text:p>
      <text:p text:style-name="P12"/>
      <text:p text:style-name="P5">generazione di una permutazione </text:p>
      <text:p text:style-name="P12"><text:s text:c="5"/>encode(alphabet, charsetLength, stringLength, count, buffer);</text:p>
      <text:p text:style-name="P12"/>
      <text:p text:style-name="P30">permutazione viene codificata con MD5</text:p>
      <text:p text:style-name="P12"><text:s text:c="4"/>callback(buffer, stringLength, hash);</text:p>
      <text:p text:style-name="P12"/>
      <text:p text:style-name="P5">il digest viene convertito in una stringa</text:p>
      <text:p text:style-name="P12"><text:s text:c="4"/>for (i = 0; i &lt; 16; i++)</text:p>
      <text:p text:style-name="P12"><text:s text:c="6"/>sprintf(&amp;(str_hash[2*i]), "%2.2x", hash[i]); </text:p>
      <text:p text:style-name="P12"/>
      <text:p text:style-name="P26">verifica finale chiamando findAndRemove</text:p>
      <text:p text:style-name="P5"><text:s/><text:span text:style-name="T1"><text:s text:c="3"/>if (findAndRemove(hashes, str_hash, numHashesLeft) &lt; numHashesLeft) {</text:span></text:p>
      <text:p text:style-name="P12"><text:s text:c="6"/>--numHashesLeft;</text:p>
      <text:p text:style-name="P12"><text:s text:c="4"/>}</text:p>
      <text:p text:style-name="P12"><text:s text:c="2"/>}</text:p>
      <text:p text:style-name="P12"/>
      <text:p text:style-name="P5">vengono liberate le risorse <text:s/></text:p>
      <text:p text:style-name="P5"><text:s/><text:span text:style-name="T1"><text:s/>free(buffer); <text:s/></text:span></text:p>
      <text:p text:style-name="P5">analyzeLEngth restituisce il numero di password ancora non decifrate</text:p>
      <text:p text:style-name="P12"><text:s text:c="2"/>return numHashesLeft;</text:p>
      <text:p text:style-name="P12">}</text:p>
      <text:p text:style-name="P14"/>
      <text:p text:style-name="P23">3.4.1 Encode</text:p>
      <text:p text:style-name="P32">In questa sottosezione viene presentato il metodo encode, il quale ha il compito di generare permutazioni.</text:p>
      <text:p text:style-name="P33"/>
      <text:p text:style-name="P3">inline void encode(uint8_t*alphabet, size_t charsetLength, size_t stringLength, uint64_t counter, uint8_t* buffer) {</text:p>
      <text:p text:style-name="P3"><text:s text:c="2"/>long j=0, a=0, carry=0;</text:p>
      <text:p text:style-name="P3"><text:s text:c="2"/>for ( ; j &lt; stringLength; ++j, counter/= charsetLength) {</text:p>
      <text:p text:style-name="P3"><text:span text:style-name="T2">viene aggiornata la cella j-esima</text:span> <text:s text:c="3"/></text:p>
      <text:p text:style-name="P3"><text:s text:c="4"/>a = <text:s/>carry + (counter % charsetLength); <text:s/></text:p>
      <text:p text:style-name="P4">tiene conto del riporto per lo step successivo</text:p>
      <text:p text:style-name="P3"><text:s text:c="4"/>carry = a / charsetLength; </text:p>
      <text:p text:style-name="P4"><text:soft-page-break/>e per quello corrente</text:p>
      <text:p text:style-name="P2"><text:s text:c="4"/>a -= carry * charsetLength;</text:p>
      <text:p text:style-name="P3"><text:span text:style-name="T2">viene costruita la stringa</text:span> <text:s text:c="3"/></text:p>
      <text:p text:style-name="P3"><text:s text:c="4"/>buffer[j] = alphabet[a]; </text:p>
      <text:p text:style-name="P3"><text:s text:c="2"/>}</text:p>
      <text:p text:style-name="P2">}</text:p>
      <text:p text:style-name="P12"/>
      <text:p text:style-name="P5">3.5 Sort</text:p>
      <text:p text:style-name="P5">Il metodo findAndRemove prende come ingresso le password da decifrare, il digest convertito in stringa e il numero di password rimanenti</text:p>
      <text:p text:style-name="P8">In neretto viene riportato il codice:</text:p>
      <text:p text:style-name="P8"><text:s/></text:p>
      <text:p text:style-name="P12">size_t findAndRemove(char** strings, char* s, size_t numLines) {</text:p>
      <text:p text:style-name="P12"/>
      <text:p text:style-name="Standard">per verificare la presenza del digest s in strings viene chiamata la funzione di libreria bsearch che effettua una ricerca vinaria. Ad essa viene passato un metodo di comparazione: textCompare<text:note text:id="ftn1" text:note-class="footnote"><text:note-citation>1</text:note-citation><text:note-body><text:p text:style-name="P1">TextComapare: <text:span text:style-name="T11">metodo per confrontare due array</text:span></text:p></text:note-body></text:note></text:p>
      <text:p text:style-name="P12"><text:s text:c="3"/>char* ret = (char*)bsearch(&amp;s, strings, numLines, sizeof(char*), textCompare); <text:s/></text:p>
      <text:p text:style-name="P12"/>
      <text:p text:style-name="P5">nel caso in cui s non <text:span text:style-name="T15">sia</text:span> presente, il metodo ritorna il numero di password mancanti inalterato</text:p>
      <text:p text:style-name="P12"><text:s text:c="2"/>if (ret == NULL)</text:p>
      <text:p text:style-name="P12"><text:s text:c="4"/>return numLines; <text:s/></text:p>
      <text:p text:style-name="P12"><text:s text:c="2"/></text:p>
      <text:p text:style-name="P5">nel caso, invece, che s sia presente, si scambia la password decifrata con quella in ultima posizione</text:p>
      <text:p text:style-name="P12"><text:s text:c="2"/>char* tmp = strdup(*(char**)ret);</text:p>
      <text:p text:style-name="P12"><text:s text:c="2"/>memcpy(*(char**)ret, strings[numLines-1], 32);</text:p>
      <text:p text:style-name="P12"><text:s text:c="2"/>memcpy(strings[numLines-1], tmp, 32);</text:p>
      <text:p text:style-name="P12"><text:s text:c="2"/>free(tmp); <text:s/></text:p>
      <text:p text:style-name="P12"><text:s/></text:p>
      <text:p text:style-name="P5">la parte iniziale dell'array viene riordinato per l<text:span text:style-name="T5">'eventuale</text:span> ricerca binaria <text:span text:style-name="T5">successiva</text:span></text:p>
      <text:p text:style-name="P12"><text:s text:c="2"/>sortArrayOfString(strings, numLines-1);<text:note text:id="ftn2" text:note-class="footnote"><text:note-citation>2</text:note-citation><text:note-body><text:p text:style-name="P1">SortArrayOfString: <text:span text:style-name="T12">Metodo che chiama l</text:span>a funzione di libreria qSort <text:span text:style-name="T13">per ordinare l'array in modo da agevolare la ricerca binaria</text:span></text:p><text:p text:style-name="P31"/></text:note-body></text:note></text:p>
      <text:p text:style-name="P12"/>
      <text:p text:style-name="P12"><text:s text:c="2"/>return numLines-1;</text:p>
      <text:p text:style-name="P12">} <text:s text:c="2"/></text:p>
      <text:p text:style-name="P5"><text:s/></text:p>
      <text:p text:style-name="P27">3.6 MD5</text:p>
      <text:p text:style-name="P27">In neretto viene riportato il codice <text:span text:style-name="T10">di una implementazione classica dell'algoritmo di hashing MD5</text:span></text:p>
      <text:p text:style-name="P27"/>
      <text:p text:style-name="P20">Definizione delle costanti <text:span text:style-name="T14">e della funzione</text:span>:</text:p>
      <text:p text:style-name="P15">const uint32_t k[64] = { 0xd76aa478, 0xe8c7b756, 0x242070db, <text:span text:style-name="T9">[</text:span>…<text:span text:style-name="T9">] </text:span>};</text:p>
      <text:p text:style-name="P15">const uint32_t r[] = {7, 12, 17, <text:span text:style-name="T9">[…] </text:span>};</text:p>
      <text:p text:style-name="P21"/>
      <text:p text:style-name="P15">#define LEFTROTATE(x, c) (((x) &lt;&lt; (c)) | ((x) &gt;&gt; (32 - (c))))</text:p>
      <text:p text:style-name="P15">inline void to_bytes(uint32_t val, uint8_t *bytes)</text:p>
      <text:p text:style-name="P15">{</text:p>
      <text:p text:style-name="P15"><text:s text:c="4"/>bytes[0] = (uint8_t) val;</text:p>
      <text:p text:style-name="P15"><text:s text:c="4"/>bytes[1] = (uint8_t) (val &gt;&gt; 8);</text:p>
      <text:p text:style-name="P15"><text:s text:c="4"/>bytes[2] = (uint8_t) (val &gt;&gt; 16);</text:p>
      <text:p text:style-name="P15"><text:s text:c="4"/>bytes[3] = (uint8_t) (val &gt;&gt; 24);</text:p>
      <text:p text:style-name="P15">} <text:s text:c="17"/></text:p>
      <text:p text:style-name="P15"><text:soft-page-break/>inline uint32_t to_int32(uint8_t *bytes)</text:p>
      <text:p text:style-name="P15">{</text:p>
      <text:p text:style-name="P15"><text:s text:c="4"/>return (uint32_t) bytes[0]</text:p>
      <text:p text:style-name="P15"><text:s text:c="8"/>| ((uint32_t) bytes[1] &lt;&lt; 8)</text:p>
      <text:p text:style-name="P15"><text:s text:c="8"/>| ((uint32_t) bytes[2] &lt;&lt; 16)</text:p>
      <text:p text:style-name="P15"><text:s text:c="8"/>| ((uint32_t) bytes[3] &lt;&lt; 24);</text:p>
      <text:p text:style-name="P15">}</text:p>
      <text:p text:style-name="P15"/>
      <text:p text:style-name="P15"><text:span text:style-name="T4">Metodo MD5</text:span> </text:p>
      <text:p text:style-name="P15">void md5(uint8_t *initial_msg, size_t initial_len, uint8_t *digest) {</text:p>
      <text:p text:style-name="P15"><text:s/></text:p>
      <text:p text:style-name="P15"><text:s text:c="4"/>uint32_t h0, h1, h2, h3;</text:p>
      <text:p text:style-name="P15"><text:s text:c="4"/>uint8_t *msg = NULL;</text:p>
      <text:p text:style-name="P15"><text:s text:c="4"/>size_t new_len, offset;</text:p>
      <text:p text:style-name="P15"><text:s text:c="4"/>uint32_t w[16];</text:p>
      <text:p text:style-name="P15"><text:s text:c="4"/>uint32_t a, b, c, d, i, f, g, temp;</text:p>
      <text:p text:style-name="P15"><text:s/></text:p>
      <text:p text:style-name="P15"><text:s/><text:span text:style-name="T2">Inizializzazione delle variabili</text:span></text:p>
      <text:p text:style-name="P15"><text:s text:c="4"/>h0 = 0x67452301;</text:p>
      <text:p text:style-name="P15"><text:s text:c="4"/>h1 = 0xefcdab89;</text:p>
      <text:p text:style-name="P15"><text:s text:c="4"/>h2 = 0x98badcfe;</text:p>
      <text:p text:style-name="P15"><text:s text:c="4"/>h3 = 0x10325476;</text:p>
      <text:p text:style-name="P15"><text:s/></text:p>
      <text:p text:style-name="P16"><text:s/><text:span text:style-name="T3">Pre-processazione → aggiunta del padding al messaggio fino a che la lunghezza non sia pari a 448(mod 512)</text:span> <text:s/></text:p>
      <text:p text:style-name="P15"><text:s text:c="4"/>for (new_len = initial_len + 1; new_len % (512/8) != 448/8; new_len++)</text:p>
      <text:p text:style-name="P15"><text:s text:c="8"/>;</text:p>
      <text:p text:style-name="P15"><text:s/></text:p>
      <text:p text:style-name="P15"><text:s text:c="4"/>msg = (uint8_t*)malloc(new_len + 8);</text:p>
      <text:p text:style-name="P16"><text:s text:c="4"/>memcpy(msg, initial_msg, initial_len);</text:p>
      <text:p text:style-name="P18">viene aggiunto “1” per esprimere che il bit più significativo è il primo</text:p>
      <text:p text:style-name="P15"><text:s text:c="4"/>msg[initial_len] = 0x80; </text:p>
      <text:p text:style-name="P15"><text:s text:c="4"/>for (offset = initial_len + 1; offset &lt; new_len; offset++)</text:p>
      <text:p text:style-name="P15"><text:s text:c="8"/>msg[offset] = 0; // append "0" bits</text:p>
      <text:p text:style-name="P15"><text:s/></text:p>
      <text:p text:style-name="P18"><text:span text:style-name="T15">A</text:span>ggiun<text:span text:style-name="T15">ta dell</text:span>'informazione della lunghezza <text:span text:style-name="T15">del messaggio </text:span>prima del padding</text:p>
      <text:p text:style-name="P15"><text:s text:c="4"/>to_bytes(initial_len*8, msg + new_len);</text:p>
      <text:p text:style-name="P15"><text:s text:c="4"/>to_bytes(initial_len&gt;&gt;29, msg + new_len + 4);</text:p>
      <text:p text:style-name="P15"><text:s/></text:p>
      <text:p text:style-name="P15"><text:s text:c="4"/>for(offset=0; offset&lt;new_len; offset += (512/8)) {</text:p>
      <text:p text:style-name="P18"/>
      <text:p text:style-name="P18">il messaggio viene diviso in 8 parti da 64 bit</text:p>
      <text:p text:style-name="P15"><text:s text:c="8"/>for (i = 0; i &lt; 16; i++)</text:p>
      <text:p text:style-name="P15"><text:s text:c="12"/>w[i] = to_int32(msg + offset + i*4);</text:p>
      <text:p text:style-name="P15"/>
      <text:p text:style-name="P15"><text:s text:c="8"/>a = h0;</text:p>
      <text:p text:style-name="P15"><text:s text:c="8"/>b = h1;</text:p>
      <text:p text:style-name="P15"><text:s text:c="8"/>c = h2;</text:p>
      <text:p text:style-name="P15"><text:s text:c="8"/>d = h3;</text:p>
      <text:p text:style-name="P15"><text:s/></text:p>
      <text:p text:style-name="P22">Elaborazione del messaggio e creazione del digest</text:p>
      <text:p text:style-name="P15"><text:s text:c="8"/>for(i = 0; i&lt;64; i++) {</text:p>
      <text:p text:style-name="P15"><text:soft-page-break/><text:s/></text:p>
      <text:p text:style-name="P15"><text:s text:c="12"/>if (i &lt; 16) {</text:p>
      <text:p text:style-name="P15"><text:s text:c="16"/>f = (b &amp; c) | ((~b) &amp; d);</text:p>
      <text:p text:style-name="P15"><text:s text:c="16"/>g = i;</text:p>
      <text:p text:style-name="P15"><text:s text:c="12"/>} else if (i &lt; 32) {</text:p>
      <text:p text:style-name="P15"><text:s text:c="16"/>f = (d &amp; b) | ((~d) &amp; c);</text:p>
      <text:p text:style-name="P15"><text:s text:c="16"/>g = (5*i + 1) % 16;</text:p>
      <text:p text:style-name="P15"><text:s text:c="12"/>} else if (i &lt; 48) {</text:p>
      <text:p text:style-name="P15"><text:s text:c="16"/>f = b ^ c ^ d;</text:p>
      <text:p text:style-name="P15"><text:s text:c="16"/>g = (3*i + 5) % 16; <text:s text:c="9"/></text:p>
      <text:p text:style-name="P15"><text:s text:c="12"/>} else {</text:p>
      <text:p text:style-name="P15"><text:s text:c="16"/>f = c ^ (b | (~d));</text:p>
      <text:p text:style-name="P15"><text:s text:c="16"/>g = (7*i) % 16;</text:p>
      <text:p text:style-name="P15"><text:s text:c="12"/>}</text:p>
      <text:p text:style-name="P15"><text:s/></text:p>
      <text:p text:style-name="P15"><text:s text:c="12"/>temp = d;</text:p>
      <text:p text:style-name="P15"><text:s text:c="12"/>d = c;</text:p>
      <text:p text:style-name="P15"><text:s text:c="12"/>c = b;</text:p>
      <text:p text:style-name="P15"><text:s text:c="12"/>b = b + LEFTROTATE((a + f + k[i] + w[g]), r[i]);</text:p>
      <text:p text:style-name="P15"><text:s text:c="12"/>a = temp;</text:p>
      <text:p text:style-name="P15"><text:s/></text:p>
      <text:p text:style-name="P15"><text:s text:c="8"/>}</text:p>
      <text:p text:style-name="P15"><text:s text:c="8"/>h0 += a;</text:p>
      <text:p text:style-name="P15"><text:s text:c="8"/>h1 += b;</text:p>
      <text:p text:style-name="P15"><text:s text:c="8"/>h2 += c;</text:p>
      <text:p text:style-name="P15"><text:s text:c="8"/>h3 += d;</text:p>
      <text:p text:style-name="P15"><text:s/></text:p>
      <text:p text:style-name="P15"><text:s text:c="4"/>}</text:p>
      <text:p text:style-name="P15"><text:s/></text:p>
      <text:p text:style-name="P17">Le risorse vengono liberate</text:p>
      <text:p text:style-name="P15"><text:s text:c="4"/>free(msg);</text:p>
      <text:p text:style-name="P15"><text:s/></text:p>
      <text:p text:style-name="P19">l'output risultante è in little-<text:span text:style-name="T6">e</text:span>ndian</text:p>
      <text:p text:style-name="P15"><text:s text:c="4"/>to_bytes(h0, digest);</text:p>
      <text:p text:style-name="P15"><text:s text:c="4"/>to_bytes(h1, digest + 4);</text:p>
      <text:p text:style-name="P15"><text:s text:c="4"/>to_bytes(h2, digest + 8);</text:p>
      <text:p text:style-name="P15"><text:s text:c="4"/>to_bytes(h3, digest + 12);</text:p>
      <text:p text:style-name="P15">}</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9T11:52:14.412612194</dc:date>
    <meta:generator>LibreOffice/4.2.8.2$Linux_X86_64 LibreOffice_project/420m0$Build-2</meta:generator>
    <meta:editing-duration>P1DT3H52M37S</meta:editing-duration>
    <meta:editing-cycles>18</meta:editing-cycles>
    <meta:document-statistic meta:table-count="0" meta:image-count="0" meta:object-count="0" meta:page-count="6" meta:paragraph-count="240" meta:word-count="1456" meta:character-count="10303" meta:non-whitespace-character-count="8220"/>
  </office:meta>
</office:document-meta>
</file>